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in Hunt on 9</text:h>
      <text:h text:style-name="Heading_20_2" text:outline-level="2">72 changes.</text:h>
      <text:section text:style-name="Sect1" text:name="Section1">
        <text:p text:style-name="Standard">1 - 2</text:p>
        <text:p text:style-name="Standard">3 - 4</text:p>
        <text:p text:style-name="Standard">5 - 6</text:p>
        <text:p text:style-name="Standard">7 - 8</text:p>
        <text:p text:style-name="Standard">1 - 4</text:p>
        <text:p text:style-name="Standard">3 - 6</text:p>
        <text:p text:style-name="Standard">5 - 8</text:p>
        <text:p text:style-name="Standard">7 - 9</text:p>
        <text:p text:style-name="Standard">2 - 4</text:p>
        <text:p text:style-name="Standard">1 - 6</text:p>
        <text:p text:style-name="Standard">3 - 8</text:p>
        <text:p text:style-name="Standard">5 - 9</text:p>
        <text:p text:style-name="Standard">2 - 6</text:p>
        <text:p text:style-name="Standard">1 - 8</text:p>
        <text:p text:style-name="Standard">3 - 9</text:p>
        <text:p text:style-name="Standard">5 - 7</text:p>
        <text:p text:style-name="Standard">4 - 6</text:p>
        <text:p text:style-name="Standard">2 - 8</text:p>
        <text:p text:style-name="Standard">1 - 9</text:p>
        <text:p text:style-name="Standard">3 - 7</text:p>
        <text:p text:style-name="Standard">4 - 8</text:p>
        <text:p text:style-name="Standard">2 - 9</text:p>
        <text:p text:style-name="Standard">1 - 7</text:p>
        <text:p text:style-name="Standard">3 - 5</text:p>
        <text:p text:style-name="Standard">6 - 8</text:p>
        <text:p text:style-name="Standard">4 - 9</text:p>
        <text:p text:style-name="Standard">2 - 7</text:p>
        <text:p text:style-name="Standard">1 - 5</text:p>
        <text:p text:style-name="Standard">6 - 9</text:p>
        <text:p text:style-name="Standard">4 - 7</text:p>
        <text:p text:style-name="Standard">2 - 5</text:p>
        <text:p text:style-name="Standard">1 - 3</text:p>
        <text:p text:style-name="Standard">8 - 9</text:p>
        <text:p text:style-name="Standard">6 - 7</text:p>
        <text:p text:style-name="Standard">4 - 5</text:p>
        <text:p text:style-name="Standard">2 - 3</text:p>
        <text:p text:style-name="Standard">8 - 7</text:p>
        <text:p text:style-name="Standard">6 - 5</text:p>
        <text:p text:style-name="Standard">4 - 3</text:p>
        <text:p text:style-name="Standard">2 - 1</text:p>
        <text:p text:style-name="Standard">9 - 7</text:p>
        <text:p text:style-name="Standard">8 - 5</text:p>
        <text:p text:style-name="Standard">6 - 3</text:p>
        <text:p text:style-name="Standard">4 - 1</text:p>
        <text:p text:style-name="Standard">9 - 5</text:p>
        <text:p text:style-name="Standard">8 - 3</text:p>
        <text:p text:style-name="Standard">6 - 1</text:p>
        <text:p text:style-name="Standard">4 - 2</text:p>
        <text:p text:style-name="Standard">7 - 5</text:p>
        <text:p text:style-name="Standard">9 - 3</text:p>
        <text:p text:style-name="Standard">8 - 1</text:p>
        <text:p text:style-name="Standard">6 - 2</text:p>
        <text:p text:style-name="Standard">7 - 3</text:p>
        <text:p text:style-name="Standard">9 - 1</text:p>
        <text:p text:style-name="Standard">8 - 2</text:p>
        <text:p text:style-name="Standard">6 - 4</text:p>
        <text:p text:style-name="Standard">5 - 3</text:p>
        <text:p text:style-name="Standard">7 - 1</text:p>
        <text:p text:style-name="Standard">9 - 2</text:p>
        <text:p text:style-name="Standard">8 - 4</text:p>
        <text:p text:style-name="Standard">5 - 1</text:p>
        <text:p text:style-name="Standard">7 - 2</text:p>
        <text:p text:style-name="Standard">9 - 4</text:p>
        <text:p text:style-name="Standard">8 - 6</text:p>
        <text:p text:style-name="Standard">3 - 1</text:p>
        <text:p text:style-name="Standard">5 - 2</text:p>
        <text:p text:style-name="Standard">7 - 4</text:p>
        <text:p text:style-name="Standard">9 - 6</text:p>
        <text:p text:style-name="Standard">3 - 2</text:p>
        <text:p text:style-name="Standard">5 - 4</text:p>
        <text:p text:style-name="Standard">7 - 6</text:p>
        <text:p text:style-name="Standard">9 - 8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Verdana" fo:font-size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5:12:18</meta:creation-date>
    <dc:creator>James Kerslake</dc:creator>
    <dc:date>2010-01-13T10:39:31</dc:date>
    <dc:language>en-GB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4" meta:word-count="150" meta:character-count="386"/>
  </office:meta>
</office:document-meta>
</file>